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0abbe9" style:font-size-asian="18pt" style:font-weight-asian="bold" style:font-size-complex="18pt" style:font-weight-complex="bold"/>
    </style:style>
    <style:style style:name="P5" style:family="paragraph" style:parent-style-name="Standard">
      <style:text-properties officeooo:paragraph-rsid="0004240e"/>
    </style:style>
    <style:style style:name="P6" style:family="paragraph" style:parent-style-name="Standard">
      <style:text-properties fo:color="#002f6b" fo:font-size="18pt" officeooo:rsid="0004240e" officeooo:paragraph-rsid="0004240e" style:font-size-asian="18pt" style:font-size-complex="18pt"/>
    </style:style>
    <style:style style:name="P7" style:family="paragraph" style:parent-style-name="Standard">
      <style:text-properties fo:color="#002f6b" fo:font-size="18pt" officeooo:rsid="0004339e" officeooo:paragraph-rsid="0004240e" style:font-size-asian="18pt" style:font-size-complex="18pt"/>
    </style:style>
    <style:style style:name="P8" style:family="paragraph" style:parent-style-name="Standard">
      <style:text-properties fo:color="#000000" fo:font-size="18pt" officeooo:rsid="0004240e" officeooo:paragraph-rsid="0004240e" style:font-size-asian="18pt" style:font-size-complex="18pt"/>
    </style:style>
    <style:style style:name="P9" style:family="paragraph" style:parent-style-name="Standard">
      <style:text-properties fo:color="#000000" fo:font-size="18pt" officeooo:rsid="0004339e" officeooo:paragraph-rsid="0004476c" style:font-size-asian="18pt" style:font-size-complex="18pt"/>
    </style:style>
    <style:style style:name="P10" style:family="paragraph" style:parent-style-name="Standard">
      <style:text-properties officeooo:paragraph-rsid="0005148c"/>
    </style:style>
    <style:style style:name="P11"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officeooo:rsid="0004339e"/>
    </style:style>
    <style:style style:name="T8" style:family="text">
      <style:text-properties fo:color="#002f6b" officeooo:rsid="0005148c"/>
    </style:style>
    <style:style style:name="T9" style:family="text">
      <style:text-properties fo:color="#002f6b" officeooo:rsid="000f5342"/>
    </style:style>
    <style:style style:name="T10" style:family="text">
      <style:text-properties fo:font-size="18pt" officeooo:rsid="0004240e" style:font-size-asian="18pt" style:font-size-complex="18pt"/>
    </style:style>
    <style:style style:name="T11" style:family="text">
      <style:text-properties fo:color="#000000" fo:font-size="18pt" officeooo:rsid="0004339e" style:font-size-asian="18pt" style:font-size-complex="18pt"/>
    </style:style>
    <style:style style:name="T12" style:family="text">
      <style:text-properties officeooo:rsid="0004240e"/>
    </style:style>
    <style:style style:name="T13" style:family="text">
      <style:text-properties officeooo:rsid="000f53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12">KC</text:span></text:p>
      <text:p text:style-name="P2"/>
      <text:p text:style-name="P4">Foundations Box model </text:p>
      <text:p text:style-name="P1"/>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5"><text:span text:style-name="T10">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7">Padding because it increases the space between the edge of a box and the content inside of it.</text:span></text:p>
      <text:p text:style-name="P6"><text:s text:c="4"/></text:p>
      <text:p text:style-name="P1">Would you use margin or padding if you wanted two elements to overlap each other? - <text:span text:style-name="T7">Margin because I would use negative values to draw them closer together.</text:span></text:p>
      <text:p text:style-name="P7"/>
      <text:h text:style-name="P11" text:outline-level="2">Block and Inline</text:h>
      <text:p text:style-name="P10"><text:span text:style-name="T3"><text:s/></text:span><text:span text:style-name="T11">What is the difference between a block element and an inline element? -</text:span><text:span text:style-name="T3"> </text:span><text:span text:style-name="T4">Block Elements appear stacked atop each other while inline elements appear in line with whatever they are placed beside. </text:span><text:soft-page-break/><text:span text:style-name="T4">For example a link inside of a sentence in a paragraph. </text:span><text:span text:style-name="T5">Unless you <text:s/>set it otherwise </text:span><text:span text:style-name="T8">(e.g., with </text:span><text:span text:style-name="Source_20_Text"><text:span text:style-name="T8">display: block;</text:span></text:span><text:span text:style-name="T8"> or </text:span><text:span text:style-name="Source_20_Text"><text:span text:style-name="T8">display: inline-block;</text:span></text:span><text:span text:style-name="T8">, which mixes characteristics from both.)</text:span><text:span text:style-name="T5">, an inline element cannot have a set width or height. </text:span></text:p>
      <text:p text:style-name="P8"/>
      <text:p text:style-name="P5"><text:span text:style-name="T11">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9"><text:s text:c="4"/></text:p>
      <text:p text:style-name="P9">Is an h1 block or inline? -<text:span text:style-name="T1"> </text:span><text:span text:style-name="T9">block</text:span></text:p>
      <text:p text:style-name="P9"><text:s text:c="4"/></text:p>
      <text:p text:style-name="P9">Is span block or inline? - <text:span text:style-name="T9">inline</text:span></text:p>
      <text:p text:style-name="P9"><text:s text:c="4"/></text:p>
      <text:p text:style-name="P9">Is button block or inline? - <text:span text:style-name="T9">inline</text:span></text:p>
      <text:p text:style-name="P9"><text:s text:c="4"/></text:p>
      <text:p text:style-name="P9">Is div block or inline? - <text:span text:style-name="T9">bloc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1-12-07T10:06:40.140287750</dc:date>
    <meta:editing-duration>PT2H57M30S</meta:editing-duration>
    <meta:editing-cycles>6</meta:editing-cycles>
    <meta:generator>LibreOffice/6.4.7.2$Linux_X86_64 LibreOffice_project/40$Build-2</meta:generator>
    <meta:document-statistic meta:table-count="0" meta:image-count="0" meta:object-count="0" meta:page-count="2" meta:paragraph-count="24" meta:word-count="404" meta:character-count="2278" meta:non-whitespace-character-count="1844"/>
  </office:meta>
</office:document-meta>
</file>